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7D0000007DDE7267E9.png"/>
  <manifest:file-entry manifest:media-type="image/png" manifest:full-path="Pictures/100002010000007D0000007D6D404F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b80047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svg:stroke-width="0cm" draw:fill="solid" draw:fill-color="#b80047" dr3d:depth="0.976cm" dr3d:close-front="true" dr3d:close-back="true" dr3d:texture-generation-mode-x="parallel" dr3d:texture-generation-mode-y="parallel"/>
    </style:style>
    <style:style style:name="gr4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1.15cm" fo:min-width="3.957cm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svg:stroke-width="0cm" draw:fill="solid" draw:fill-color="#666699" dr3d:depth="0.976cm" dr3d:close-front="true" dr3d:close-back="true" dr3d:texture-generation-mode-x="parallel" dr3d:texture-generation-mode-y="parallel"/>
    </style:style>
    <style:style style:name="gr7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1.25cm" fo:min-width="3.957cm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99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9" style:family="graphic" style:parent-style-name="standard">
      <style:graphic-properties draw:stroke="none" svg:stroke-width="0cm" draw:fill="solid" draw:fill-color="#9999cc" dr3d:depth="0.976cm" dr3d:close-front="true" dr3d:close-back="true" dr3d:texture-generation-mode-x="parallel" dr3d:texture-generation-mode-y="parallel"/>
    </style:style>
    <style:style style:name="gr1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c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1" style:family="graphic" style:parent-style-name="standard">
      <style:graphic-properties draw:stroke="none" svg:stroke-width="0cm" draw:fill="solid" draw:fill-color="#ccccff" dr3d:depth="0.976cm" dr3d:close-front="true" dr3d:close-back="true" dr3d:texture-generation-mode-x="parallel" dr3d:texture-generation-mode-y="parallel"/>
    </style:style>
    <style:style style:name="gr12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0.75cm" fo:min-width="3.957cm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4" style:family="graphic" style:parent-style-name="standard">
      <style:graphic-properties draw:stroke="none" svg:stroke-width="0cm" draw:fill="solid" draw:fill-color="#cccccc" dr3d:depth="0.976cm" dr3d:close-front="true" dr3d:close-back="true" dr3d:texture-generation-mode-x="parallel" dr3d:texture-generation-mode-y="parallel"/>
    </style:style>
    <style:style style:name="gr15" style:family="graphic" style:parent-style-name="standard">
      <style:graphic-properties svg:stroke-width="0.1cm" draw:marker-start-width="0.335cm" draw:marker-end="Extrémité_20_de_20_ligne_20_1" draw:marker-end-width="0.3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2.561cm" fo:min-width="3.957cm"/>
    </style:style>
    <style:style style:name="gr17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1.78cm" fo:min-width="3.957cm"/>
    </style:style>
    <style:style style:name="gr18" style:family="graphic" style:parent-style-name="standard">
      <style:graphic-properties draw:stroke="dash" draw:stroke-dash="Fine_20_Dashed_20__28_var_29_" svg:stroke-width="0.05cm" svg:stroke-color="#000000" draw:marker-start="" draw:marker-end="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0.638cm" fo:min-width="3.95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/>
    </style:style>
    <style:style style:name="P4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 fo:font-weight="bold" style:font-weight-asian="bold" style:font-weight-complex="bold"/>
    </style:style>
    <style:style style:name="P6" style:family="paragraph">
      <style:paragraph-properties fo:margin-left="0cm" fo:margin-right="0cm" fo:text-align="center" fo:text-indent="0cm"/>
      <style:text-properties style:use-window-font-color="true"/>
    </style:style>
    <style:style style:name="P7" style:family="paragraph">
      <style:paragraph-properties fo:margin-left="0cm" fo:margin-right="0cm" fo:text-align="center" fo:text-indent="0cm"/>
      <style:text-properties style:use-window-font-color="true" fo:font-family="'Bitstream Vera Sans'" style:font-family-generic="swiss" style:font-pitch="variable"/>
    </style:style>
    <style:style style:name="P8" style:family="paragraph">
      <style:paragraph-properties fo:margin-left="0cm" fo:margin-right="0cm" fo:text-align="center" fo:text-indent="0cm"/>
      <style:text-properties style:use-window-font-color="true" fo:font-size="14pt" style:font-size-asian="14pt" style:font-size-complex="14pt"/>
    </style:style>
    <style:style style:name="P9" style:family="paragraph">
      <style:paragraph-properties fo:margin-left="0cm" fo:margin-right="0cm" fo:text-align="center" fo:text-indent="0cm"/>
      <style:text-properties style:use-window-font-color="true" fo:font-family="'Bitstream Vera Sans'" style:font-family-generic="swiss" style:font-pitch="variable" fo:font-size="14pt" style:font-size-asian="14pt" style:font-size-complex="14pt"/>
    </style:style>
    <style:style style:name="P10" style:family="paragraph">
      <style:paragraph-properties fo:margin-left="0cm" fo:margin-right="0cm" fo:text-align="center" fo:text-indent="0cm"/>
      <style:text-properties style:use-window-font-color="tru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1" style:family="paragraph">
      <style:paragraph-properties fo:margin-left="0cm" fo:margin-right="0cm" fo:text-align="center" fo:text-indent="0cm"/>
      <style:text-properties style:use-window-font-color="true" fo:font-family="'Bitstream Vera Sans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color="#ffffff" fo:font-family="'Bitstream Vera Sans'" style:font-family-generic="swiss" style:font-pitch="variable"/>
    </style:style>
    <style:style style:name="T2" style:family="text">
      <style:text-properties style:use-window-font-color="true" fo:font-family="'Bitstream Vera Sans'" style:font-family-generic="swiss" style:font-pitch="variable" fo:font-weight="bold" style:font-weight-asian="bold" style:font-weight-complex="bold"/>
    </style:style>
    <style:style style:name="T3" style:family="text">
      <style:text-properties style:use-window-font-color="true" fo:font-family="'Bitstream Vera Sans'" style:font-family-generic="swiss" style:font-pitch="variable"/>
    </style:style>
    <style:style style:name="T4" style:family="text">
      <style:text-properties style:use-window-font-color="true" fo:font-family="'Bitstream Vera Sans'" style:font-family-generic="swiss" style:font-pitch="variable" fo:font-size="14pt" style:font-size-asian="14pt" style:font-size-complex="14pt"/>
    </style:style>
    <style:style style:name="T5" style:family="text">
      <style:text-properties style:use-window-font-color="true" fo:font-family="'DejaVu Sans'" style:font-style-name="Condensed" style:font-family-generic="swiss" style:font-pitch="variable" fo:font-size="14pt" style:font-family-asian="'DejaVu Sans'" style:font-style-name-asian="Condensed" style:font-family-generic-asian="swiss" style:font-pitch-asian="variable" style:font-size-asian="14pt" style:font-family-complex="'DejaVu Sans'" style:font-style-name-complex="Condensed" style:font-family-generic-complex="swiss" style:font-pitch-complex="variable" style:font-size-complex="14pt"/>
    </style:style>
    <style:style style:name="T6" style:family="text">
      <style:text-properties style:use-window-font-color="true" fo:font-family="'Bitstream Vera Sans'" style:font-family-generic="swiss" style:font-pitch="variable" fo:font-size="14pt" style:font-family-asian="'DejaVu Sans'" style:font-style-name-asian="Condensed" style:font-family-generic-asian="swiss" style:font-pitch-asian="variable" style:font-size-asian="14pt" style:font-family-complex="'DejaVu Sans'" style:font-style-name-complex="Condensed" style:font-family-generic-complex="swiss" style:font-pitch-complex="variable" style:font-size-complex="14pt"/>
    </style:style>
    <style:style style:name="T7" style:family="text">
      <style:text-properties style:use-window-font-color="true" fo:font-family="'Bitstream Vera Sans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5cm" svg:height="2.5cm" svg:x="11cm" svg:y="1cm">
          <draw:image xlink:href="Pictures/100002010000007D0000007DDE7267E9.png" xlink:type="simple" xlink:show="embed" xlink:actuate="onLoad">
            <text:p/>
          </draw:image>
        </draw:frame>
        <dr3d:scene draw:style-name="gr2" svg:width="4.8cm" svg:height="1.4cm" svg:x="12.8cm" svg:y="7.001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" draw:layer="layout" svg:viewBox="2000 -4500 5500 2000" svg:d="m2000-4500v2000h5500v-2000z"/>
        </dr3d:scene>
        <draw:frame draw:style-name="gr4" draw:text-style-name="P3" draw:layer="layout" svg:width="4.8cm" svg:height="1.4cm" svg:x="12.8cm" svg:y="7.001cm">
          <draw:text-box>
            <text:p text:style-name="P2"><text:span text:style-name="T1">segment</text:span></text:p>
          </draw:text-box>
        </draw:frame>
        <dr3d:scene draw:style-name="gr5" svg:width="4.5cm" svg:height="1.5cm" svg:x="1.5cm" svg:y="2.2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svg:viewBox="2000 -4500 5500 2000" svg:d="m2000-4500v2000h5500v-2000z"/>
        </dr3d:scene>
        <draw:frame draw:style-name="gr7" draw:text-style-name="P3" draw:layer="layout" svg:width="4.5cm" svg:height="1.5cm" svg:x="1.5cm" svg:y="2.2cm">
          <draw:text-box>
            <text:p text:style-name="P2"><text:span text:style-name="T1">application</text:span></text:p>
          </draw:text-box>
        </draw:frame>
        <dr3d:scene draw:style-name="gr8" svg:width="4.5cm" svg:height="1.5cm" svg:x="1.5cm" svg:y="11.5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9" draw:layer="layout" svg:viewBox="2000 -4500 5500 2000" svg:d="m2000-4500v2000h5500v-2000z"/>
        </dr3d:scene>
        <draw:frame draw:style-name="gr7" draw:text-style-name="P3" draw:layer="layout" svg:width="4.5cm" svg:height="1.5cm" svg:x="1.5cm" svg:y="11.5cm">
          <draw:text-box>
            <text:p text:style-name="P2"><text:span text:style-name="T1">physique</text:span></text:p>
          </draw:text-box>
        </draw:frame>
        <dr3d:scene draw:style-name="gr2" svg:width="4.5cm" svg:height="1.4cm" svg:x="1.5cm" svg:y="10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" draw:layer="layout" svg:viewBox="2000 -4500 5500 2000" svg:d="m2000-4500v2000h5500v-2000z"/>
        </dr3d:scene>
        <draw:frame draw:style-name="gr4" draw:text-style-name="P3" draw:layer="layout" svg:width="4.5cm" svg:height="1.725cm" svg:x="1.5cm" svg:y="9.838cm">
          <draw:text-box>
            <text:p text:style-name="P2"><text:span text:style-name="T1">liaison de données</text:span></text:p>
          </draw:text-box>
        </draw:frame>
        <dr3d:scene draw:style-name="gr2" svg:width="4.5cm" svg:height="1.4cm" svg:x="1.5cm" svg:y="8.501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" draw:layer="layout" svg:viewBox="2000 -4500 5500 2000" svg:d="m2000-4500v2000h5500v-2000z"/>
        </dr3d:scene>
        <draw:frame draw:style-name="gr4" draw:text-style-name="P3" draw:layer="layout" svg:width="4.5cm" svg:height="1.4cm" svg:x="1.5cm" svg:y="8.501cm">
          <draw:text-box>
            <text:p text:style-name="P2"><text:span text:style-name="T1">réseau</text:span></text:p>
          </draw:text-box>
        </draw:frame>
        <dr3d:scene draw:style-name="gr2" svg:width="4.5cm" svg:height="1.4cm" svg:x="1.5cm" svg:y="7.001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" draw:layer="layout" svg:viewBox="2000 -4500 5500 2000" svg:d="m2000-4500v2000h5500v-2000z"/>
        </dr3d:scene>
        <draw:frame draw:style-name="gr4" draw:text-style-name="P3" draw:layer="layout" svg:width="4.5cm" svg:height="1.4cm" svg:x="1.5cm" svg:y="7.001cm">
          <draw:text-box>
            <text:p text:style-name="P2"><text:span text:style-name="T1">transport</text:span></text:p>
          </draw:text-box>
        </draw:frame>
        <dr3d:scene draw:style-name="gr8" svg:width="4.5cm" svg:height="1.5cm" svg:x="1.5cm" svg:y="5.4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9" draw:layer="layout" svg:viewBox="2000 -4500 5500 2000" svg:d="m2000-4500v2000h5500v-2000z"/>
        </dr3d:scene>
        <draw:frame draw:style-name="gr7" draw:text-style-name="P3" draw:layer="layout" svg:width="4.5cm" svg:height="1.5cm" svg:x="1.5cm" svg:y="5.4cm">
          <draw:text-box>
            <text:p text:style-name="P2"><text:span text:style-name="T1">session</text:span></text:p>
          </draw:text-box>
        </draw:frame>
        <dr3d:scene draw:style-name="gr10" svg:width="4.5cm" svg:height="1.5cm" svg:x="1.5cm" svg:y="3.8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2000 -4500 5500 2000" svg:d="m2000-4500v2000h5500v-2000z"/>
        </dr3d:scene>
        <draw:frame draw:style-name="gr7" draw:text-style-name="P3" draw:layer="layout" svg:width="5.5cm" svg:height="1.5cm" svg:x="1cm" svg:y="3.8cm">
          <draw:text-box>
            <text:p text:style-name="P2"><text:span text:style-name="T1">présentation</text:span></text:p>
          </draw:text-box>
        </draw:frame>
        <draw:frame draw:style-name="gr12" draw:text-style-name="P5" draw:layer="layout" svg:width="1cm" svg:height="1cm" svg:x="0.8cm" svg:y="11.5cm">
          <draw:text-box>
            <text:p text:style-name="P4"><text:span text:style-name="T2">1</text:span></text:p>
          </draw:text-box>
        </draw:frame>
        <draw:frame draw:style-name="gr12" draw:text-style-name="P5" draw:layer="layout" svg:width="1cm" svg:height="1cm" svg:x="0.8cm" svg:y="10cm">
          <draw:text-box>
            <text:p text:style-name="P4"><text:span text:style-name="T2">2</text:span></text:p>
          </draw:text-box>
        </draw:frame>
        <draw:frame draw:style-name="gr12" draw:text-style-name="P5" draw:layer="layout" svg:width="1cm" svg:height="1cm" svg:x="0.8cm" svg:y="8.5cm">
          <draw:text-box>
            <text:p text:style-name="P4"><text:span text:style-name="T2">3</text:span></text:p>
          </draw:text-box>
        </draw:frame>
        <draw:frame draw:style-name="gr12" draw:text-style-name="P5" draw:layer="layout" svg:width="1cm" svg:height="1cm" svg:x="0.8cm" svg:y="7cm">
          <draw:text-box>
            <text:p text:style-name="P4"><text:span text:style-name="T2">4</text:span></text:p>
          </draw:text-box>
        </draw:frame>
        <draw:frame draw:style-name="gr12" draw:text-style-name="P5" draw:layer="layout" svg:width="1cm" svg:height="1cm" svg:x="0.8cm" svg:y="5.4cm">
          <draw:text-box>
            <text:p text:style-name="P4"><text:span text:style-name="T2">5</text:span></text:p>
          </draw:text-box>
        </draw:frame>
        <draw:frame draw:style-name="gr12" draw:text-style-name="P5" draw:layer="layout" svg:width="1cm" svg:height="1cm" svg:x="0.8cm" svg:y="3.8cm">
          <draw:text-box>
            <text:p text:style-name="P4"><text:span text:style-name="T2">6</text:span></text:p>
          </draw:text-box>
        </draw:frame>
        <draw:frame draw:style-name="gr12" draw:text-style-name="P5" draw:layer="layout" svg:width="1cm" svg:height="1cm" svg:x="0.8cm" svg:y="2.2cm">
          <draw:text-box>
            <text:p text:style-name="P4"><text:span text:style-name="T2">7</text:span></text:p>
          </draw:text-box>
        </draw:frame>
        <dr3d:scene draw:style-name="gr13" svg:width="12.8cm" svg:height="1.5cm" svg:x="6.7cm" svg:y="11.5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4" draw:layer="layout" svg:viewBox="2000 -4500 5500 2000" svg:d="m2000-4500v2000h5500v-2000z"/>
        </dr3d:scene>
        <draw:frame draw:style-name="gr7" draw:text-style-name="P7" draw:layer="layout" svg:width="7.8cm" svg:height="1.5cm" svg:x="7.2cm" svg:y="11.5cm">
          <draw:text-box>
            <text:p text:style-name="P6"><text:span text:style-name="T3">0101010 … <text:s/>bits</text:span></text:p>
          </draw:text-box>
        </draw:frame>
        <dr3d:scene draw:style-name="gr2" svg:width="7.5cm" svg:height="1.4cm" svg:x="9.5cm" svg:y="10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" draw:layer="layout" svg:viewBox="2000 -4500 5500 2000" svg:d="m2000-4500v2000h5500v-2000z"/>
        </dr3d:scene>
        <dr3d:scene draw:style-name="gr10" svg:width="2.6cm" svg:height="1.4cm" svg:x="7.5cm" svg:y="10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2000 -4500 5500 2000" svg:d="m2000-4500v2000h5500v-2000z"/>
        </dr3d:scene>
        <draw:frame draw:style-name="gr7" draw:text-style-name="P7" draw:layer="layout" svg:width="2.8cm" svg:height="1.5cm" svg:x="7.4cm" svg:y="10cm">
          <draw:text-box>
            <text:p text:style-name="P6"><text:span text:style-name="T3">en-tête</text:span></text:p>
          </draw:text-box>
        </draw:frame>
        <dr3d:scene draw:style-name="gr10" svg:width="2.6cm" svg:height="1.4cm" svg:x="16.7cm" svg:y="10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2000 -4500 5500 2000" svg:d="m2000-4500v2000h5500v-2000z"/>
        </dr3d:scene>
        <draw:frame draw:style-name="gr7" draw:text-style-name="P7" draw:layer="layout" svg:width="2.8cm" svg:height="1.5cm" svg:x="16.6cm" svg:y="10cm">
          <draw:text-box>
            <text:p text:style-name="P6"><text:span text:style-name="T3">suffixe</text:span></text:p>
          </draw:text-box>
        </draw:frame>
        <draw:frame draw:style-name="gr4" draw:text-style-name="P3" draw:layer="layout" svg:width="4.5cm" svg:height="1.4cm" svg:x="11cm" svg:y="10.001cm">
          <draw:text-box>
            <text:p text:style-name="P2"><text:span text:style-name="T1">trame</text:span></text:p>
          </draw:text-box>
        </draw:frame>
        <dr3d:scene draw:style-name="gr2" svg:width="5.5cm" svg:height="1.4cm" svg:x="11.5cm" svg:y="8.501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" draw:layer="layout" svg:viewBox="2000 -4500 5500 2000" svg:d="m2000-4500v2000h5500v-2000z"/>
        </dr3d:scene>
        <draw:frame draw:style-name="gr4" draw:text-style-name="P3" draw:layer="layout" svg:width="5.5cm" svg:height="1.4cm" svg:x="11.5cm" svg:y="8.501cm">
          <draw:text-box>
            <text:p text:style-name="P2"><text:span text:style-name="T1">paquet</text:span></text:p>
          </draw:text-box>
        </draw:frame>
        <dr3d:scene draw:style-name="gr10" svg:width="2.6cm" svg:height="1.4cm" svg:x="10.9cm" svg:y="7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2000 -4500 5500 2000" svg:d="m2000-4500v2000h5500v-2000z"/>
        </dr3d:scene>
        <draw:frame draw:style-name="gr7" draw:text-style-name="P7" draw:layer="layout" svg:width="2.8cm" svg:height="1.5cm" svg:x="10.8cm" svg:y="7cm">
          <draw:text-box>
            <text:p text:style-name="P6"><text:span text:style-name="T3">en-tête</text:span></text:p>
          </draw:text-box>
        </draw:frame>
        <dr3d:scene draw:style-name="gr10" svg:width="2.6cm" svg:height="1.4cm" svg:x="9.3cm" svg:y="8.5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2000 -4500 5500 2000" svg:d="m2000-4500v2000h5500v-2000z"/>
        </dr3d:scene>
        <draw:frame draw:style-name="gr7" draw:text-style-name="P7" draw:layer="layout" svg:width="2.8cm" svg:height="1.5cm" svg:x="9.2cm" svg:y="8.5cm">
          <draw:text-box>
            <text:p text:style-name="P6"><text:span text:style-name="T3">en-tête</text:span></text:p>
          </draw:text-box>
        </draw:frame>
        <dr3d:scene draw:style-name="gr2" svg:width="3.8cm" svg:height="1.4cm" svg:x="14.2cm" svg:y="5.501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" draw:layer="layout" svg:viewBox="2000 -4500 5500 2000" svg:d="m2000-4500v2000h5500v-2000z"/>
        </dr3d:scene>
        <dr3d:scene draw:style-name="gr10" svg:width="2.6cm" svg:height="1.4cm" svg:x="12.3cm" svg:y="5.5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2000 -4500 5500 2000" svg:d="m2000-4500v2000h5500v-2000z"/>
        </dr3d:scene>
        <draw:frame draw:style-name="gr7" draw:text-style-name="P7" draw:layer="layout" svg:width="2.8cm" svg:height="1.5cm" svg:x="12.2cm" svg:y="5.5cm">
          <draw:text-box>
            <text:p text:style-name="P6"><text:span text:style-name="T3">en-tête</text:span></text:p>
          </draw:text-box>
        </draw:frame>
        <dr3d:scene draw:style-name="gr2" svg:width="2.9cm" svg:height="1.4cm" svg:x="15.6cm" svg:y="3.901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" draw:layer="layout" svg:viewBox="2000 -4500 5500 2000" svg:d="m2000-4500v2000h5500v-2000z"/>
        </dr3d:scene>
        <dr3d:scene draw:style-name="gr10" svg:width="2.6cm" svg:height="1.4cm" svg:x="13.7cm" svg:y="3.9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2000 -4500 5500 2000" svg:d="m2000-4500v2000h5500v-2000z"/>
        </dr3d:scene>
        <draw:frame draw:style-name="gr7" draw:text-style-name="P7" draw:layer="layout" svg:width="2.8cm" svg:height="1.5cm" svg:x="13.6cm" svg:y="3.9cm">
          <draw:text-box>
            <text:p text:style-name="P6"><text:span text:style-name="T3">en-tête</text:span></text:p>
          </draw:text-box>
        </draw:frame>
        <draw:line draw:style-name="gr15" draw:text-style-name="P1" draw:layer="layout" svg:x1="14.5cm" svg:y1="3cm" svg:x2="6.5cm" svg:y2="12cm">
          <text:p/>
        </draw:line>
        <draw:frame draw:style-name="gr16" draw:text-style-name="P9" draw:layer="layout" svg:width="8.607cm" svg:height="2.811cm" draw:transform="skewX (7.69506957879235E-017) rotate (0.862367183410235) translate (6.733cm 9.291cm)">
          <draw:text-box>
            <text:p text:style-name="P8"><text:span text:style-name="T4">(N) </text:span><text:span text:style-name="T5">→</text:span><text:span text:style-name="T6"> (N+1) : </text:span><text:span text:style-name="T4">ajout en-tête</text:span></text:p>
          </draw:text-box>
        </draw:frame>
        <draw:line draw:style-name="gr15" draw:text-style-name="P1" draw:layer="layout" svg:x1="6.2cm" svg:y1="10.5cm" svg:x2="13.2cm" svg:y2="2.5cm">
          <text:p/>
        </draw:line>
        <draw:frame draw:style-name="gr17" draw:text-style-name="P9" draw:layer="layout" svg:width="9.357cm" svg:height="2.03cm" draw:transform="rotate (0.862018117559837) translate (5.1cm 9.779cm)">
          <draw:text-box>
            <text:p text:style-name="P8"><text:span text:style-name="T4">(N + 1) </text:span><text:span text:style-name="T5">→</text:span><text:span text:style-name="T6"> (N) : suppression</text:span><text:span text:style-name="T4"> en-tête</text:span></text:p>
          </draw:text-box>
        </draw:frame>
        <draw:line draw:style-name="gr18" draw:text-style-name="P1" draw:layer="layout" svg:x1="9.5cm" svg:y1="9.5cm" svg:x2="10cm" svg:y2="10cm">
          <text:p/>
        </draw:line>
        <draw:line draw:style-name="gr18" draw:text-style-name="P1" draw:layer="layout" svg:x1="19cm" svg:y1="3.5cm" svg:x2="16.8cm" svg:y2="10cm">
          <text:p/>
        </draw:line>
        <draw:line draw:style-name="gr18" draw:text-style-name="P1" draw:layer="layout" svg:x1="11.3cm" svg:y1="8cm" svg:x2="11.8cm" svg:y2="8.5cm">
          <text:p/>
        </draw:line>
        <draw:line draw:style-name="gr18" draw:text-style-name="P1" draw:layer="layout" svg:x1="12.9cm" svg:y1="6.5cm" svg:x2="13.4cm" svg:y2="7cm">
          <text:p/>
        </draw:line>
        <draw:line draw:style-name="gr18" draw:text-style-name="P1" draw:layer="layout" svg:x1="14.3cm" svg:y1="5cm" svg:x2="14.8cm" svg:y2="5.5cm">
          <text:p/>
        </draw:line>
        <draw:line draw:style-name="gr18" draw:text-style-name="P1" draw:layer="layout" svg:x1="15.7cm" svg:y1="3.4cm" svg:x2="16.2cm" svg:y2="3.9cm">
          <text:p/>
        </draw:line>
        <draw:frame draw:style-name="gr19" draw:text-style-name="P11" draw:layer="layout" svg:width="3.4cm" svg:height="0.888cm" svg:x="8.7cm" svg:y="2cm">
          <draw:text-box>
            <text:p text:style-name="P10"><text:span text:style-name="T7">réception</text:span></text:p>
          </draw:text-box>
        </draw:frame>
        <draw:frame draw:style-name="gr1" draw:text-style-name="P1" draw:layer="layout" svg:width="2.5cm" svg:height="2.5cm" svg:x="14.2cm" svg:y="1cm">
          <draw:image xlink:href="Pictures/100002010000007D0000007D6D404F4F.png" xlink:type="simple" xlink:show="embed" xlink:actuate="onLoad">
            <text:p/>
          </draw:image>
        </draw:frame>
        <draw:frame draw:style-name="gr19" draw:text-style-name="P11" draw:layer="layout" svg:width="3.4cm" svg:height="0.888cm" svg:x="15.6cm" svg:y="2cm">
          <draw:text-box>
            <text:p text:style-name="P10"><text:span text:style-name="T7">émis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Extrémité_20_de_20_ligne_20_1" draw:display-name="Extrémité de ligne 1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8-02-25T18:03:47</meta:creation-date>
    <dc:date>2009-01-29T16:42:53</dc:date>
    <meta:editing-cycles>15</meta:editing-cycles>
    <meta:editing-duration>PT02H22M10S</meta:editing-duration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